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3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8" style:family="text">
      <style:text-properties fo:language="ru" fo:country="RU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9" style:family="text">
      <style:text-properties fo:font-size="14pt" style:font-name-asian="Times New Roman2" style:font-size-asian="14pt" style:font-name-complex="Times New Roman2" style:font-size-complex="14pt"/>
    </style:style>
    <style:style style:name="T10" style:family="text">
      <style:text-properties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11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13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51cm" svg:height="0.85cm" draw:z-index="0"><draw:image xlink:href="../images/0066.png" xlink:type="simple" xlink:show="embed" xlink:actuate="onLoad"/></draw:frame></text:p>
          </table:table-cell>
          <table:table-cell table:style-name="Table1.B1" office:value-type="string">
            <text:h text:style-name="P7" text:outline-level="1">Операция НЕ РАВНО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1">C</text:span><text:span text:style-name="T5">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981cm" svg:height="1.379cm" draw:z-index="1"><draw:image xlink:href="../images/0066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9">Блок </text:span><text:span text:style-name="T10">р</text:span><text:span text:style-name="T12">еализует логическую операцию </text:span><text:span text:style-name="T10">НЕ РАВНО</text:span><text:span text:style-name="T12">:</text:span></text:p>
            <text:p text:style-name="P5"><text:span text:style-name="T13"><draw:frame draw:style-name="fr3" draw:name="Объект1" text:anchor-type="as-char" svg:width="6.003cm" svg:height="1.393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3">,</text:span></text:p>
            <text:p text:style-name="P4"><text:span text:style-name="T6">где </text:span><text:span text:style-name="T2">y(t)</text:span><text:span text:style-name="T3"> </text:span><text:span text:style-name="T6">– выходной сигнал блока, <text:s/></text:span><text:span text:style-name="T2">x</text:span><text:span text:style-name="T7">₁</text:span><text:span text:style-name="T2">(t)</text:span><text:span text:style-name="T4">,</text:span><text:span text:style-name="T8"> </text:span><text:span text:style-name="T2">x</text:span><text:span text:style-name="T7">₂</text:span><text:span text:style-name="T2">(t)</text:span><text:span text:style-name="T6"> – входные сигналы.</text:span></text:p>
            <text:p text:style-name="P4"><text:span text:style-name="T11">Свойства</text:span>:</text:p>
            <text:list xml:id="list618017743816263733" text:style-name="L1">
              <text:list-item>
                <text:p text:style-name="P6">Тип второго операнда – указывает тип второго операнда. Если вектор – осуществляется поэлементная операция. Скаляр – производится операция с каждым элементов первого входа и значением второго вход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ерация НЕ РАВНО</dc:title>
    <dc:date>2014-12-16T20:12:48.12</dc:date>
    <meta:generator>OpenOffice/4.1.1$Win32 OpenOffice.org_project/411m6$Build-9775</meta:generator>
    <meta:editing-duration>PT2H6M32S</meta:editing-duration>
    <meta:editing-cycles>98</meta:editing-cycles>
    <meta:document-statistic meta:table-count="1" meta:image-count="2" meta:object-count="1" meta:page-count="1" meta:paragraph-count="11" meta:word-count="63" meta:character-count="376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sub>
                      <mi>x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≠</mo>
                      <msub>
                        <mi>x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sub>
                      <mi>x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sub>
                        <mi>x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x_1(t) &lt;&gt; x_2(t); #
alignl 0, ~ если x_1(t) = x_2(t);  }
right none
</annotation>
  </semantics>
</math>
</file>